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3756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1.0965in"/>
    </style:style>
    <style:style style:name="co5" style:family="table-column">
      <style:table-column-properties fo:break-before="auto" style:column-width="1.5791in"/>
    </style:style>
    <style:style style:name="co6" style:family="table-column">
      <style:table-column-properties fo:break-before="auto" style:column-width="1.2362in"/>
    </style:style>
    <style:style style:name="co7" style:family="table-column">
      <style:table-column-properties fo:break-before="auto" style:column-width="0.8283in"/>
    </style:style>
    <style:style style:name="co8" style:family="table-column">
      <style:table-column-properties fo:break-before="auto" style:column-width="1.31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3429in"/>
    </style:style>
    <style:style style:name="co11" style:family="table-column">
      <style:table-column-properties fo:break-before="auto" style:column-width="1.011in"/>
    </style:style>
    <style:style style:name="co12" style:family="table-column">
      <style:table-column-properties fo:break-before="auto" style:column-width="1.0752in"/>
    </style:style>
    <style:style style:name="co13" style:family="table-column">
      <style:table-column-properties fo:break-before="auto" style:column-width="1.8472in"/>
    </style:style>
    <style:style style:name="co14" style:family="table-column">
      <style:table-column-properties fo:break-before="auto" style:column-width="1.9118in"/>
    </style:style>
    <style:style style:name="co15" style:family="table-column">
      <style:table-column-properties fo:break-before="auto" style:column-width="1.9756in"/>
    </style:style>
    <style:style style:name="co16" style:family="table-column">
      <style:table-column-properties fo:break-before="auto" style:column-width="1.6437in"/>
    </style:style>
    <style:style style:name="co17" style:family="table-column">
      <style:table-column-properties fo:break-before="auto" style:column-width="1.7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ce2" style:family="table-cell" style:parent-style-name="Default" style:data-style-name="N121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se 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epth_serial</text:p>
          </table:table-cell>
          <table:table-cell office:value-type="string" calcext:value-type="string">
            <text:p>Elapsed_time_serial</text:p>
          </table:table-cell>
          <table:table-cell office:value-type="string" calcext:value-type="string">
            <text:p>Threads_qty_pthreads</text:p>
          </table:table-cell>
          <table:table-cell office:value-type="string" calcext:value-type="string">
            <text:p>Depth_pthreads</text:p>
          </table:table-cell>
          <table:table-cell office:value-type="string" calcext:value-type="string">
            <text:p>Elapsed_time_pthreads</text:p>
          </table:table-cell>
          <table:table-cell office:value-type="string" calcext:value-type="string">
            <text:p>Threads_qty_omp</text:p>
          </table:table-cell>
          <table:table-cell office:value-type="string" calcext:value-type="string">
            <text:p>Depth_omp</text:p>
          </table:table-cell>
          <table:table-cell office:value-type="string" calcext:value-type="string">
            <text:p>Elapsed_time_om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8.008738379" calcext:value-type="float">
            <text:p>488.00873837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8.926235324" calcext:value-type="float">
            <text:p>418.9262353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7465157" calcext:value-type="float">
            <text:p>0.1174651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7.416009964" calcext:value-type="float">
            <text:p>487.4160099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9.603934884" calcext:value-type="float">
            <text:p>419.6039348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.321013654" calcext:value-type="float">
            <text:p>9.3210136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8.285397118" calcext:value-type="float">
            <text:p>488.2853971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0.158792183" calcext:value-type="float">
            <text:p>420.15879218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0.305898563" calcext:value-type="float">
            <text:p>380.305898563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8.552673194" calcext:value-type="float">
            <text:p>98.55267319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1.900450013" calcext:value-type="float">
            <text:p>381.900450013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9.336651215" calcext:value-type="float">
            <text:p>99.3366512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0.925593776" calcext:value-type="float">
            <text:p>380.925593776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9.496066489" calcext:value-type="float">
            <text:p>99.4960664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0.977541903" calcext:value-type="float">
            <text:p>90.977541903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135.392164549" calcext:value-type="float">
            <text:p>135.3921645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2.892311614" calcext:value-type="float">
            <text:p>382.892311614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137.881220136" calcext:value-type="float">
            <text:p>137.8812201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2.602331637" calcext:value-type="float">
            <text:p>382.602331637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135.843169263" calcext:value-type="float">
            <text:p>135.8431692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4.525122109" calcext:value-type="float">
            <text:p>384.525122109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3.053449023" calcext:value-type="float">
            <text:p>103.0534490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8.033008987" calcext:value-type="float">
            <text:p>98.033008987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3.207212195" calcext:value-type="float">
            <text:p>103.20721219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9.279209856" calcext:value-type="float">
            <text:p>99.279209856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2.651160195" calcext:value-type="float">
            <text:p>102.65116019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8.953925237" calcext:value-type="float">
            <text:p>98.953925237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4.354946804" calcext:value-type="float">
            <text:p>94.35494680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5.579784241" calcext:value-type="float">
            <text:p>135.579784241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3.931389835" calcext:value-type="float">
            <text:p>93.9313898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4.944991575" calcext:value-type="float">
            <text:p>134.944991575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3.693358154" calcext:value-type="float">
            <text:p>93.69335815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5.555215921" calcext:value-type="float">
            <text:p>135.555215921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2.465610064" calcext:value-type="float">
            <text:p>102.465610064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4.014504887" calcext:value-type="float">
            <text:p>104.014504887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3.687993405" calcext:value-type="float">
            <text:p>103.687993405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3.293360201" calcext:value-type="float">
            <text:p>93.293360201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3.4250604" calcext:value-type="float">
            <text:p>93.4250604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3.44776767" calcext:value-type="float">
            <text:p>93.44776767</text:p>
          </table:table-cell>
        </table:table-row>
      </table:table>
      <table:table table:name="Concurrency grade analysis" table:style-name="ta1">
        <table:shapes>
          <draw:frame draw:z-index="0" draw:style-name="gr1" draw:text-style-name="P1" svg:width="8.6445in" svg:height="6.6614in" svg:x="0.1618in" svg:y="1.8406in">
            <draw:object draw:notify-on-update-of-ranges="'Concurrency grade analysis'.F2:'Concurrency grade analysis'.F6 'Concurrency grade analysis'.D2:'Concurrency grade analysis'.D6 'Concurrency grade analysis'.F2:'Concurrency grade analysis'.F6 'Concurrency grade analysis'.I2:'Concurrency grade analysis'.I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9248in" svg:height="6.6091in" svg:x="8.9571in" svg:y="1.8193in">
            <draw:object draw:notify-on-update-of-ranges="'Concurrency grade analysis'.F2:'Concurrency grade analysis'.F6 'Concurrency grade analysis'.E2:'Concurrency grade analysis'.E6 'Concurrency grade analysis'.F2:'Concurrency grade analysis'.F6 'Concurrency grade analysis'.J2:'Concurrency grade analysis'.J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10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ce1"/>
        <table:table-column table:style-name="co12" table:default-cell-style-name="ce2"/>
        <table:table-row table:style-name="ro1">
          <table:table-cell office:value-type="string" calcext:value-type="string">
            <text:p>Threads_qty_pthreads</text:p>
          </table:table-cell>
          <table:table-cell office:value-type="string" calcext:value-type="string">
            <text:p>Depth_pthreads</text:p>
          </table:table-cell>
          <table:table-cell office:value-type="string" calcext:value-type="string">
            <text:p>Elapsed_time_pthreads</text:p>
          </table:table-cell>
          <table:table-cell table:style-name="Default" office:value-type="string" calcext:value-type="string">
            <text:p>Speedup_pthreads</text:p>
          </table:table-cell>
          <table:table-cell table:style-name="Default" office:value-type="string" calcext:value-type="string">
            <text:p>Efficiency_pthreads</text:p>
          </table:table-cell>
          <table:table-cell office:value-type="string" calcext:value-type="string">
            <text:p>Threads_qty_omp</text:p>
          </table:table-cell>
          <table:table-cell office:value-type="string" calcext:value-type="string">
            <text:p>Depth_omp</text:p>
          </table:table-cell>
          <table:table-cell office:value-type="string" calcext:value-type="string">
            <text:p>Elapsed_time_omp</text:p>
          </table:table-cell>
          <table:table-cell table:style-name="Default" office:value-type="string" calcext:value-type="string">
            <text:p>Speedup_omp</text:p>
          </table:table-cell>
          <table:table-cell table:style-name="Default" office:value-type="string" calcext:value-type="string">
            <text:p>Efficiency_om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8.926235324" calcext:value-type="float">
            <text:p>418.926235324</text:p>
          </table:table-cell>
          <table:table-cell table:formula="of:=[.$C$2]/[.C2]" office:value-type="float" office:value="1" calcext:value-type="float">
            <text:p>1.00</text:p>
          </table:table-cell>
          <table:table-cell table:formula="of:=[.D2]/[.A2]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2.602331637" calcext:value-type="float">
            <text:p>382.602331637</text:p>
          </table:table-cell>
          <table:table-cell table:formula="of:=[.$H$2]/[.H2]" office:value-type="float" office:value="1" calcext:value-type="float">
            <text:p>1.00</text:p>
          </table:table-cell>
          <table:table-cell table:formula="of:=[.I2]/[.F2]"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8.552673194" calcext:value-type="float">
            <text:p>98.552673194</text:p>
          </table:table-cell>
          <table:table-cell table:formula="of:=[.$C$2]/[.C3]" office:value-type="float" office:value="4.25078510553791" calcext:value-type="float">
            <text:p>4.25</text:p>
          </table:table-cell>
          <table:table-cell table:formula="of:=[.D3]/[.A3]" office:value-type="float" office:value="0.531348138192238" calcext:value-type="float">
            <text:p>0.53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8.033008987" calcext:value-type="float">
            <text:p>98.033008987</text:p>
          </table:table-cell>
          <table:table-cell table:formula="of:=[.$H$2]/[.H3]" office:value-type="float" office:value="3.90279086187935" calcext:value-type="float">
            <text:p>3.90</text:p>
          </table:table-cell>
          <table:table-cell table:formula="of:=[.I3]/[.F3]" office:value-type="float" office:value="0.487848857734919" calcext:value-type="float">
            <text:p>0.48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35.392164549" calcext:value-type="float">
            <text:p>135.392164549</text:p>
          </table:table-cell>
          <table:table-cell table:formula="of:=[.$C$2]/[.C4]" office:value-type="float" office:value="3.09416897735161" calcext:value-type="float">
            <text:p>3.09</text:p>
          </table:table-cell>
          <table:table-cell table:formula="of:=[.D4]/[.A4]" office:value-type="float" office:value="0.773542244337902" calcext:value-type="float">
            <text:p>0.7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4.944991575" calcext:value-type="float">
            <text:p>134.944991575</text:p>
          </table:table-cell>
          <table:table-cell table:formula="of:=[.$H$2]/[.H4]" office:value-type="float" office:value="2.83524662287564" calcext:value-type="float">
            <text:p>2.84</text:p>
          </table:table-cell>
          <table:table-cell table:formula="of:=[.I4]/[.F4]" office:value-type="float" office:value="0.708811655718909" calcext:value-type="float">
            <text:p>0.7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2.651160195" calcext:value-type="float">
            <text:p>102.651160195</text:p>
          </table:table-cell>
          <table:table-cell table:formula="of:=[.$C$2]/[.C5]" office:value-type="float" office:value="4.08106673639335" calcext:value-type="float">
            <text:p>4.08</text:p>
          </table:table-cell>
          <table:table-cell table:formula="of:=[.D5]/[.A5]" office:value-type="float" office:value="0.255066671024585" calcext:value-type="float">
            <text:p>0.25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2.465610064" calcext:value-type="float">
            <text:p>102.465610064</text:p>
          </table:table-cell>
          <table:table-cell table:formula="of:=[.$H$2]/[.H5]" office:value-type="float" office:value="3.73395846077554" calcext:value-type="float">
            <text:p>3.73</text:p>
          </table:table-cell>
          <table:table-cell table:formula="of:=[.I5]/[.F5]" office:value-type="float" office:value="0.233372403798471" calcext:value-type="float">
            <text:p>0.2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3.693358154" calcext:value-type="float">
            <text:p>93.693358154</text:p>
          </table:table-cell>
          <table:table-cell table:formula="of:=[.$C$2]/[.C6]" office:value-type="float" office:value="4.47124794732438" calcext:value-type="float">
            <text:p>4.47</text:p>
          </table:table-cell>
          <table:table-cell table:formula="of:=[.D6]/[.A6]" office:value-type="float" office:value="0.223562397366219" calcext:value-type="float">
            <text:p>0.2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3.293360201" calcext:value-type="float">
            <text:p>93.293360201</text:p>
          </table:table-cell>
          <table:table-cell table:formula="of:=[.$H$2]/[.H6]" office:value-type="float" office:value="4.10106711573777" calcext:value-type="float">
            <text:p>4.10</text:p>
          </table:table-cell>
          <table:table-cell table:formula="of:=[.I6]/[.F6]" office:value-type="float" office:value="0.205053355786889" calcext:value-type="float">
            <text:p>0.205</text:p>
          </table:table-cell>
        </table:table-row>
      </table:table>
      <table:table table:name="Optimizations analys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Depth_serial</text:p>
          </table:table-cell>
          <table:table-cell office:value-type="string" calcext:value-type="string">
            <text:p>Elapsed_time_serial</text:p>
          </table:table-cell>
          <table:table-cell office:value-type="string" calcext:value-type="string">
            <text:p>Threads_qty_pthreads</text:p>
          </table:table-cell>
          <table:table-cell office:value-type="string" calcext:value-type="string">
            <text:p>Depth_pthreads</text:p>
          </table:table-cell>
          <table:table-cell office:value-type="string" calcext:value-type="string">
            <text:p>Elapsed_time_pthreads</text:p>
          </table:table-cell>
          <table:table-cell office:value-type="string" calcext:value-type="string">
            <text:p>Speedup_pthreads_vs_omp</text:p>
          </table:table-cell>
          <table:table-cell office:value-type="string" calcext:value-type="string">
            <text:p>Efficiency_pthreads_vs_omp</text:p>
          </table:table-cell>
          <table:table-cell office:value-type="string" calcext:value-type="string">
            <text:p>Speedup_pthreads_vs_serial</text:p>
          </table:table-cell>
          <table:table-cell office:value-type="string" calcext:value-type="string">
            <text:p>Efficiency_pthreads_vs_serial</text:p>
          </table:table-cell>
          <table:table-cell table:style-name="Default" office:value-type="string" calcext:value-type="string">
            <text:p>Threads_qty_omp</text:p>
          </table:table-cell>
          <table:table-cell table:style-name="Default" office:value-type="string" calcext:value-type="string">
            <text:p>Depth_omp</text:p>
          </table:table-cell>
          <table:table-cell table:style-name="Default" office:value-type="string" calcext:value-type="string">
            <text:p>Elapsed_time_omp</text:p>
          </table:table-cell>
          <table:table-cell office:value-type="string" calcext:value-type="string">
            <text:p>Speedup_omp_vs_pthreads</text:p>
          </table:table-cell>
          <table:table-cell office:value-type="string" calcext:value-type="string">
            <text:p>Efficiency_omp_vs_pthreads</text:p>
          </table:table-cell>
          <table:table-cell office:value-type="string" calcext:value-type="string">
            <text:p>Speedup_omp_vs_serial</text:p>
          </table:table-cell>
          <table:table-cell office:value-type="string" calcext:value-type="string">
            <text:p>Efficiency_omp_vs_seri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7.416009964" calcext:value-type="float">
            <text:p>487.416009964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133.194794873" calcext:value-type="float">
            <text:p>133.194794873</text:p>
          </table:table-cell>
          <table:table-cell table:style-name="ce6" table:formula="of:=[.L2]/[.E2]" office:value-type="float" office:value="1.00281556687225" calcext:value-type="float">
            <text:p>1.0028</text:p>
          </table:table-cell>
          <table:table-cell table:style-name="ce6" table:formula="of:=[.F2]/[.C2]" office:value-type="float" office:value="0.250703891718061" calcext:value-type="float">
            <text:p>0.2507</text:p>
          </table:table-cell>
          <table:table-cell table:style-name="ce7" table:formula="of:=[.$B$2]/[.E2]" office:value-type="float" office:value="3.65942235527106" calcext:value-type="float">
            <text:p>3.6594</text:p>
          </table:table-cell>
          <table:table-cell table:style-name="ce7" table:formula="of:=[.H2]/[.C2]" office:value-type="float" office:value="0.914855588817766" calcext:value-type="float">
            <text:p>0.91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3.569813725" calcext:value-type="float">
            <text:p>133.569813725</text:p>
          </table:table-cell>
          <table:table-cell table:style-name="ce7" table:formula="of:=[.E2]/[.L2]" office:value-type="float" office:value="0.997192338287062" calcext:value-type="float">
            <text:p>0.9972</text:p>
          </table:table-cell>
          <table:table-cell table:style-name="ce7" table:formula="of:=[.M2]/[.J2]" office:value-type="float" office:value="0.249298084571765" calcext:value-type="float">
            <text:p>0.2493</text:p>
          </table:table-cell>
          <table:table-cell table:style-name="ce7" table:formula="of:=[.$B$2]/[.L2]" office:value-type="float" office:value="3.6491479352327" calcext:value-type="float">
            <text:p>3.6491</text:p>
          </table:table-cell>
          <table:table-cell table:style-name="ce7" table:formula="of:=[.O2]/[.J2]" office:value-type="float" office:value="0.912286983808175" calcext:value-type="float">
            <text:p>0.9123</text:p>
          </table:table-cell>
        </table:table-row>
        <table:table-row table:style-name="ro1"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19.845575457" calcext:value-type="float">
            <text:p>119.845575457</text:p>
          </table:table-cell>
          <table:table-cell table:style-name="ce6" table:formula="of:=[.L3]/[.E3]" office:value-type="float" office:value="1.00707126434804" calcext:value-type="float">
            <text:p>1.0071</text:p>
          </table:table-cell>
          <table:table-cell table:style-name="ce6" table:formula="of:=[.F3]/[.C3]" office:value-type="float" office:value="0.201414252869609" calcext:value-type="float">
            <text:p>0.2014</text:p>
          </table:table-cell>
          <table:table-cell table:style-name="ce7" table:formula="of:=[.$B$2]/[.E3]" office:value-type="float" office:value="4.06703383170689" calcext:value-type="float">
            <text:p>4.0670</text:p>
          </table:table-cell>
          <table:table-cell table:style-name="ce7" table:formula="of:=[.H3]/[.C3]" office:value-type="float" office:value="0.813406766341378" calcext:value-type="float">
            <text:p>0.813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0.693035202" calcext:value-type="float">
            <text:p>120.693035202</text:p>
          </table:table-cell>
          <table:table-cell table:style-name="ce7" table:formula="of:=[.E3]/[.L3]" office:value-type="float" office:value="0.992978387331285" calcext:value-type="float">
            <text:p>0.9930</text:p>
          </table:table-cell>
          <table:table-cell table:style-name="ce7" table:formula="of:=[.M3]/[.J3]" office:value-type="float" office:value="0.198595677466257" calcext:value-type="float">
            <text:p>0.1986</text:p>
          </table:table-cell>
          <table:table-cell table:style-name="ce7" table:formula="of:=[.$B$2]/[.L3]" office:value-type="float" office:value="4.03847669543009" calcext:value-type="float">
            <text:p>4.0385</text:p>
          </table:table-cell>
          <table:table-cell table:style-name="ce7" table:formula="of:=[.O3]/[.J3]" office:value-type="float" office:value="0.807695339086017" calcext:value-type="float">
            <text:p>0.8077</text:p>
          </table:table-cell>
        </table:table-row>
        <table:table-row table:style-name="ro1"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18.992988735" calcext:value-type="float">
            <text:p>118.992988735</text:p>
          </table:table-cell>
          <table:table-cell table:style-name="ce6" table:formula="of:=[.L4]/[.E4]" office:value-type="float" office:value="1.03075888541762" calcext:value-type="float">
            <text:p>1.0308</text:p>
          </table:table-cell>
          <table:table-cell table:style-name="ce6" table:formula="of:=[.F4]/[.C4]" office:value-type="float" office:value="0.171793147569603" calcext:value-type="float">
            <text:p>0.1718</text:p>
          </table:table-cell>
          <table:table-cell table:style-name="ce7" table:formula="of:=[.$B$2]/[.E4]" office:value-type="float" office:value="4.09617419602332" calcext:value-type="float">
            <text:p>4.0962</text:p>
          </table:table-cell>
          <table:table-cell table:style-name="ce7" table:formula="of:=[.H4]/[.C4]" office:value-type="float" office:value="0.682695699337219" calcext:value-type="float">
            <text:p>0.68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2.653080441" calcext:value-type="float">
            <text:p>122.653080441</text:p>
          </table:table-cell>
          <table:table-cell table:style-name="ce7" table:formula="of:=[.E4]/[.L4]" office:value-type="float" office:value="0.97015899076615" calcext:value-type="float">
            <text:p>0.9702</text:p>
          </table:table-cell>
          <table:table-cell table:style-name="ce7" table:formula="of:=[.M4]/[.J4]" office:value-type="float" office:value="0.161693165127692" calcext:value-type="float">
            <text:p>0.1617</text:p>
          </table:table-cell>
          <table:table-cell table:style-name="ce7" table:formula="of:=[.$B$2]/[.L4]" office:value-type="float" office:value="3.97394022401633" calcext:value-type="float">
            <text:p>3.9739</text:p>
          </table:table-cell>
          <table:table-cell table:style-name="ce7" table:formula="of:=[.O4]/[.J4]" office:value-type="float" office:value="0.662323370669388" calcext:value-type="float">
            <text:p>0.6623</text:p>
          </table:table-cell>
        </table:table-row>
        <table:table-row table:style-name="ro1"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.000256299" calcext:value-type="float">
            <text:p>100.000256299</text:p>
          </table:table-cell>
          <table:table-cell table:style-name="ce6" table:formula="of:=[.L5]/[.E5]" office:value-type="float" office:value="1.02170185771836" calcext:value-type="float">
            <text:p>1.0217</text:p>
          </table:table-cell>
          <table:table-cell table:style-name="ce6" table:formula="of:=[.F5]/[.C5]" office:value-type="float" office:value="0.145957408245479" calcext:value-type="float">
            <text:p>0.1460</text:p>
          </table:table-cell>
          <table:table-cell table:style-name="ce7" table:formula="of:=[.$B$2]/[.E5]" office:value-type="float" office:value="4.87414760724842" calcext:value-type="float">
            <text:p>4.8741</text:p>
          </table:table-cell>
          <table:table-cell table:style-name="ce7" table:formula="of:=[.H5]/[.C5]" office:value-type="float" office:value="0.696306801035489" calcext:value-type="float">
            <text:p>0.696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2.170447633" calcext:value-type="float">
            <text:p>102.170447633</text:p>
          </table:table-cell>
          <table:table-cell table:style-name="ce7" table:formula="of:=[.E5]/[.L5]" office:value-type="float" office:value="0.978759109074325" calcext:value-type="float">
            <text:p>0.9788</text:p>
          </table:table-cell>
          <table:table-cell table:style-name="ce7" table:formula="of:=[.M5]/[.J5]" office:value-type="float" office:value="0.139822729867761" calcext:value-type="float">
            <text:p>0.1398</text:p>
          </table:table-cell>
          <table:table-cell table:style-name="ce7" table:formula="of:=[.$B$2]/[.L5]" office:value-type="float" office:value="4.77061636956722" calcext:value-type="float">
            <text:p>4.7706</text:p>
          </table:table-cell>
          <table:table-cell table:style-name="ce7" table:formula="of:=[.O5]/[.J5]" office:value-type="float" office:value="0.681516624223888" calcext:value-type="float">
            <text:p>0.6815</text:p>
          </table:table-cell>
        </table:table-row>
        <table:table-row table:style-name="ro1"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9.372605173" calcext:value-type="float">
            <text:p>99.372605173</text:p>
          </table:table-cell>
          <table:table-cell table:style-name="ce6" table:formula="of:=[.L6]/[.E6]" office:value-type="float" office:value="1.01535759538902" calcext:value-type="float">
            <text:p>1.0154</text:p>
          </table:table-cell>
          <table:table-cell table:style-name="ce6" table:formula="of:=[.F6]/[.C6]" office:value-type="float" office:value="0.126919699423628" calcext:value-type="float">
            <text:p>0.1269</text:p>
          </table:table-cell>
          <table:table-cell table:style-name="ce7" table:formula="of:=[.$B$2]/[.E6]" office:value-type="float" office:value="4.90493339804714" calcext:value-type="float">
            <text:p>4.9049</text:p>
          </table:table-cell>
          <table:table-cell table:style-name="ce7" table:formula="of:=[.H6]/[.C6]" office:value-type="float" office:value="0.613116674755893" calcext:value-type="float">
            <text:p>0.613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0.898729436" calcext:value-type="float">
            <text:p>100.898729436</text:p>
          </table:table-cell>
          <table:table-cell table:style-name="ce7" table:formula="of:=[.E6]/[.L6]" office:value-type="float" office:value="0.984874692956684" calcext:value-type="float">
            <text:p>0.9849</text:p>
          </table:table-cell>
          <table:table-cell table:style-name="ce7" table:formula="of:=[.M6]/[.J6]" office:value-type="float" office:value="0.123109336619585" calcext:value-type="float">
            <text:p>0.1231</text:p>
          </table:table-cell>
          <table:table-cell table:style-name="ce7" table:formula="of:=[.$B$2]/[.L6]" office:value-type="float" office:value="4.83074477437466" calcext:value-type="float">
            <text:p>4.8307</text:p>
          </table:table-cell>
          <table:table-cell table:style-name="ce7" table:formula="of:=[.O6]/[.J6]" office:value-type="float" office:value="0.603843096796833" calcext:value-type="float">
            <text:p>0.6038</text:p>
          </table:table-cell>
        </table:table-row>
        <table:table-row table:style-name="ro1">
          <table:table-cell table:number-columns-repeated="2"/>
          <table:table-cell table:style-name="ce5" table:number-columns-repeated="5"/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5" table:number-columns-repeated="5"/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5"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 table:number-rows-repeated="3">
          <table:table-cell table:number-columns-repeated="2"/>
          <table:table-cell table:style-name="ce5"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5" table:number-columns-repeated="5"/>
          <table:table-cell table:number-columns-repeated="9"/>
        </table:table-row>
        <table:table-row table:style-name="ro1" table:number-rows-repeated="44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 style:data-style-name="N2" text:time-value="08:58:46.3932282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2T12:39:27.091284129</meta:creation-date>
    <dc:date>2022-06-23T14:37:24.481694754</dc:date>
    <meta:editing-duration>PT37M58S</meta:editing-duration>
    <meta:editing-cycles>5</meta:editing-cycles>
    <meta:generator>LibreOffice/7.3.4.2$Linux_X86_64 LibreOffice_project/30$Build-2</meta:generator>
    <meta:document-statistic meta:table-count="3" meta:cell-count="27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1" chart:maximum="20" chart:origin="0" chart:interval-major="4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1" chart:maximum="5.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800080" draw:fill-color="#80008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958cm" svg:height="16.921cm" xlink:href=".." xlink:type="simple" chart:class="chart:scatter" chart:style-name="ch1">
        <chart:title svg:x="4.956cm" svg:y="0.474cm" chart:style-name="ch2">
          <text:p>Speedup multithreaded against single threaded methodology</text:p>
        </chart:title>
        <chart:subtitle svg:x="9.229cm" svg:y="1.591cm" chart:style-name="ch3">
          <text:p>Tserial/Tconcurrent</text:p>
        </chart:subtitle>
        <chart:legend chart:legend-position="end" svg:x="19.88cm" svg:y="7.912cm" style:legend-expansion="high" chart:style-name="ch4"/>
        <chart:plot-area chart:style-name="ch5" table:cell-range-address="'Concurrency grade analysis'.F2:'Concurrency grade analysis'.F6 'Concurrency grade analysis'.D2:'Concurrency grade analysis'.D6 'Concurrency grade analysis'.I2:'Concurrency grade analysis'.I6" chart:data-source-has-labels="row" svg:x="1.45cm" svg:y="2.612cm" svg:width="17.991cm" svg:height="12.99cm">
          <chart:coordinate-region svg:x="2.362cm" svg:y="2.612cm" svg:width="17.079cm" svg:height="12.343cm"/>
          <chart:axis chart:dimension="x" chart:name="primary-x" chart:style-name="ch6">
            <chart:title svg:x="9.184cm" svg:y="15.94cm" chart:style-name="ch7">
              <text:p>Threads quantity</text:p>
            </chart:title>
          </chart:axis>
          <chart:axis chart:dimension="y" chart:name="primary-y" chart:style-name="ch8">
            <chart:title svg:x="0.451cm" svg:y="9.826cm" chart:style-name="ch9">
              <text:p>Speedup</text:p>
            </chart:title>
            <chart:grid chart:style-name="ch10" chart:class="major"/>
          </chart:axis>
          <chart:series chart:style-name="ch11" chart:values-cell-range-address="'Concurrency grade analysis'.D2:'Concurrency grade analysis'.D6" loext:label-string="pthreads" chart:class="chart:scatter">
            <chart:domain table:cell-range-address="'Concurrency grade analysis'.F2:'Concurrency grade analysis'.F6"/>
            <chart:data-point chart:repeated="5"/>
          </chart:series>
          <chart:series chart:style-name="ch12" chart:values-cell-range-address="'Concurrency grade analysis'.I2:'Concurrency grade analysis'.I6" loext:label-string="openmp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threads</text:p>
              </table:table-cell>
              <table:table-cell office:value-type="string">
                <text:p>open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oncurrency grade analysis'.F2:'Concurrency grade analysis'.F6</svg:desc>
                </draw:g>
              </table:table-cell>
              <table:table-cell office:value-type="float" office:value="1">
                <text:p>1</text:p>
                <draw:g>
                  <svg:desc>'Concurrency grade analysis'.D2:'Concurrency grade analysis'.D6</svg:desc>
                </draw:g>
              </table:table-cell>
              <table:table-cell office:value-type="float" office:value="1">
                <text:p>1</text:p>
                <draw:g>
                  <svg:desc>'Concurrency grade analysis'.I2:'Concurrency grade analysis'.I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25078510553791">
                <text:p>4.25078510553791</text:p>
              </table:table-cell>
              <table:table-cell office:value-type="float" office:value="3.90279086187935">
                <text:p>3.902790861879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09416897735161">
                <text:p>3.09416897735161</text:p>
              </table:table-cell>
              <table:table-cell office:value-type="float" office:value="2.83524662287564">
                <text:p>2.835246622875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.08106673639335">
                <text:p>4.08106673639335</text:p>
              </table:table-cell>
              <table:table-cell office:value-type="float" office:value="3.73395846077554">
                <text:p>3.733958460775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.47124794732438">
                <text:p>4.47124794732438</text:p>
              </table:table-cell>
              <table:table-cell office:value-type="float" office:value="4.10106711573777">
                <text:p>4.101067115737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1" chart:maximum="20" chart:interval-major="4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67cm" svg:height="16.788cm" xlink:href=".." xlink:type="simple" chart:class="chart:scatter" chart:style-name="ch1">
        <chart:title svg:x="6.516cm" svg:y="0.471cm" chart:style-name="ch2">
          <text:p>Efficiency into  each multithreaded methodology</text:p>
        </chart:title>
        <chart:subtitle svg:x="9.796cm" svg:y="1.585cm" chart:style-name="ch3">
          <text:p>Speedup/threads</text:p>
        </chart:subtitle>
        <chart:legend chart:legend-position="end" svg:x="20.592cm" svg:y="7.846cm" style:legend-expansion="high" chart:style-name="ch4"/>
        <chart:plot-area chart:style-name="ch5" table:cell-range-address="'Concurrency grade analysis'.E2:'Concurrency grade analysis'.F6 'Concurrency grade analysis'.J2:'Concurrency grade analysis'.J6" chart:data-source-has-labels="row" svg:x="1.464cm" svg:y="2.603cm" svg:width="18.675cm" svg:height="12.869cm">
          <chart:coordinate-region svg:x="2.562cm" svg:y="2.803cm" svg:width="17.577cm" svg:height="12.022cm"/>
          <chart:axis chart:dimension="x" chart:name="primary-x" chart:style-name="ch6">
            <chart:title svg:x="9.54cm" svg:y="15.807cm" chart:style-name="ch7">
              <text:p>Threads quantity</text:p>
            </chart:title>
          </chart:axis>
          <chart:axis chart:dimension="y" chart:name="primary-y" chart:style-name="ch8">
            <chart:title svg:x="0.451cm" svg:y="9.782cm" chart:style-name="ch9">
              <text:p>Efficiency</text:p>
            </chart:title>
            <chart:grid chart:style-name="ch10" chart:class="major"/>
          </chart:axis>
          <chart:series chart:style-name="ch11" chart:values-cell-range-address="'Concurrency grade analysis'.E2:'Concurrency grade analysis'.E6" loext:label-string="pthreads" chart:class="chart:scatter">
            <chart:domain table:cell-range-address="'Concurrency grade analysis'.F2:'Concurrency grade analysis'.F6"/>
            <chart:data-point chart:repeated="5"/>
          </chart:series>
          <chart:series chart:style-name="ch12" chart:values-cell-range-address="'Concurrency grade analysis'.J2:'Concurrency grade analysis'.J6" loext:label-string="openmp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threads</text:p>
              </table:table-cell>
              <table:table-cell office:value-type="string">
                <text:p>open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oncurrency grade analysis'.F2:'Concurrency grade analysis'.F6</svg:desc>
                </draw:g>
              </table:table-cell>
              <table:table-cell office:value-type="float" office:value="1">
                <text:p>1</text:p>
                <draw:g>
                  <svg:desc>'Concurrency grade analysis'.E2:'Concurrency grade analysis'.E6</svg:desc>
                </draw:g>
              </table:table-cell>
              <table:table-cell office:value-type="float" office:value="1">
                <text:p>1</text:p>
                <draw:g>
                  <svg:desc>'Concurrency grade analysis'.J2:'Concurrency grade analysis'.J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531348138192238">
                <text:p>0.531348138192238</text:p>
              </table:table-cell>
              <table:table-cell office:value-type="float" office:value="0.487848857734919">
                <text:p>0.4878488577349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73542244337902">
                <text:p>0.773542244337902</text:p>
              </table:table-cell>
              <table:table-cell office:value-type="float" office:value="0.708811655718909">
                <text:p>0.708811655718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255066671024585">
                <text:p>0.255066671024585</text:p>
              </table:table-cell>
              <table:table-cell office:value-type="float" office:value="0.233372403798471">
                <text:p>0.2333724037984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223562397366219">
                <text:p>0.223562397366219</text:p>
              </table:table-cell>
              <table:table-cell office:value-type="float" office:value="0.205053355786889">
                <text:p>0.2050533557868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